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language="en" fo:country="GB"/>
    </style:style>
    <style:style style:name="P2" style:family="paragraph" style:parent-style-name="Standard">
      <style:text-properties fo:language="en" fo:country="GB" officeooo:paragraph-rsid="0009b04d"/>
    </style:style>
    <style:style style:name="P3" style:family="paragraph" style:parent-style-name="Text_20_body">
      <style:text-properties fo:language="en" fo:country="GB" fo:font-weight="bold" style:font-weight-asian="bold" style:font-weight-complex="bold"/>
    </style:style>
    <style:style style:name="P4" style:family="paragraph" style:parent-style-name="Text_20_body" style:master-page-name="">
      <loext:graphic-properties draw:fill="none"/>
      <style:paragraph-properties fo:margin-left="2.499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paragraph-rsid="0017c923"/>
    </style:style>
    <style:style style:name="P5" style:family="paragraph" style:parent-style-name="Text_20_body" style:master-page-name="">
      <loext:graphic-properties draw:fill="none"/>
      <style:paragraph-properties fo:margin-left="2.499cm" fo:margin-right="0cm" fo:margin-top="0cm" fo:margin-bottom="0.247cm" loext:contextual-spacing="false" fo:line-height="120%" fo:text-indent="0cm" style:auto-text-indent="false" style:page-number="auto" fo:background-color="transparent"/>
      <style:text-properties fo:language="en" fo:country="GB" officeooo:rsid="000ff983" officeooo:paragraph-rsid="00118c6a"/>
    </style:style>
    <style:style style:name="P6" style:family="paragraph" style:parent-style-name="Text_20_body" style:list-style-name="L1">
      <style:text-properties fo:language="en" fo:country="GB"/>
    </style:style>
    <style:style style:name="P7" style:family="paragraph" style:parent-style-name="Text_20_body" style:list-style-name="L1">
      <style:text-properties fo:language="en" fo:country="GB" officeooo:paragraph-rsid="000e0f72"/>
    </style:style>
    <style:style style:name="P8" style:family="paragraph" style:parent-style-name="Text_20_body" style:list-style-name="L1">
      <style:text-properties fo:language="en" fo:country="GB" officeooo:paragraph-rsid="00134f4f"/>
    </style:style>
    <style:style style:name="P9" style:family="paragraph" style:parent-style-name="Text_20_body">
      <style:text-properties fo:language="en" fo:country="GB" fo:font-weight="normal" officeooo:rsid="001d36e2" officeooo:paragraph-rsid="001d36e2" style:font-weight-asian="normal" style:font-weight-complex="normal"/>
    </style:style>
    <style:style style:name="P10" style:family="paragraph" style:parent-style-name="Text_20_body" style:master-page-name="">
      <loext:graphic-properties draw:fill="none"/>
      <style:paragraph-properties fo:margin-left="2.499cm" fo:margin-right="0cm" fo:margin-top="0cm" fo:margin-bottom="0.247cm" loext:contextual-spacing="false" fo:line-height="120%" fo:text-indent="0cm" style:auto-text-indent="false" style:page-number="auto" fo:background-color="transparent"/>
      <style:text-properties fo:language="en" fo:country="GB" officeooo:rsid="000dbaa0" officeooo:paragraph-rsid="000e0f72"/>
    </style:style>
    <style:style style:name="P11" style:family="paragraph" style:parent-style-name="Text_20_body" style:master-page-name="">
      <loext:graphic-properties draw:fill="none"/>
      <style:paragraph-properties fo:margin-left="2.499cm" fo:margin-right="0cm" fo:margin-top="0cm" fo:margin-bottom="0.247cm" loext:contextual-spacing="false" fo:line-height="120%" fo:text-indent="0cm" style:auto-text-indent="false" style:page-number="auto" fo:background-color="transparent"/>
      <style:text-properties fo:language="en" fo:country="GB" officeooo:rsid="000dbaa0" officeooo:paragraph-rsid="00134f4f"/>
    </style:style>
    <style:style style:name="P12" style:family="paragraph" style:parent-style-name="Text_20_body" style:master-page-name="">
      <loext:graphic-properties draw:fill="none"/>
      <style:paragraph-properties fo:margin-left="2.401cm" fo:margin-right="0cm" fo:margin-top="0cm" fo:margin-bottom="0.247cm" loext:contextual-spacing="false" fo:line-height="120%" fo:text-indent="0cm" style:auto-text-indent="false" style:page-number="auto" fo:background-color="transparent"/>
      <style:text-properties fo:language="en" fo:country="GB" officeooo:rsid="000dbaa0" officeooo:paragraph-rsid="00134f4f"/>
    </style:style>
    <style:style style:name="T1" style:family="text">
      <style:text-properties officeooo:rsid="000229f3"/>
    </style:style>
    <style:style style:name="T2" style:family="text">
      <style:text-properties officeooo:rsid="0007380d"/>
    </style:style>
    <style:style style:name="T3" style:family="text">
      <style:text-properties fo:language="en" fo:country="GB" officeooo:rsid="000dbaa0"/>
    </style:style>
    <style:style style:name="T4" style:family="text">
      <style:text-properties officeooo:rsid="0011fbef"/>
    </style:style>
    <style:style style:name="T5" style:family="text">
      <style:text-properties officeooo:rsid="00144f5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ed00c"/>
    </style:style>
    <style:style style:name="T9" style:family="text">
      <style:text-properties officeooo:rsid="001fedd0"/>
    </style:style>
    <style:style style:name="T10" style:family="text">
      <style:text-properties officeooo:rsid="00216d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<text:span text:style-name="T1">xercice</text:span> Artificial Intelligence<text:line-break/><text:span text:style-name="T1">Assig</text:span>nment <text:span text:style-name="T2">1</text:span></text:p>
      <text:p text:style-name="P2"/>
      <text:p text:style-name="P3">What is the runtime complexity of</text:p>
      <text:list xml:id="list6995443261676394223" text:style-name="L1">
        <text:list-item>
          <text:p text:style-name="P7">the “insert” operation at the end of a single linked list?</text:p>
        </text:list-item>
      </text:list>
      <text:p text:style-name="P10"><text:tab/>O(1); List keeps pointer to the last node (=tail). Sets next of tail node to new node. <text:tab/>Sets the new node as tail node.</text:p>
      <text:list xml:id="list160956269627371" text:continue-numbering="true" text:style-name="L1">
        <text:list-item>
          <text:p text:style-name="P7">the “insert” operation at the end of a list backed by an array?</text:p>
        </text:list-item>
      </text:list>
      <text:p text:style-name="P5"><text:tab/>O(1) amortized, but O(n) worst-case since the array must be resized and copied.<text:line-break/><text:tab/><text:span text:style-name="T4">(see </text:span><text:a xlink:type="simple" xlink:href="https://en.wikipedia.org/wiki/Amortized_analysis#Dynamic_Array" text:style-name="Internet_20_link" text:visited-style-name="Visited_20_Internet_20_Link"><text:span text:style-name="T4">https://en.wikipedia.org/wiki/Amortized_analysis#Dynamic_Array</text:span></text:a><text:span text:style-name="T4">)</text:span></text:p>
      <text:list xml:id="list160956230385229" text:continue-numbering="true" text:style-name="L1">
        <text:list-item>
          <text:p text:style-name="P8">the “insert” operation of a hash table (hash set)?</text:p>
        </text:list-item>
      </text:list>
      <text:p text:style-name="P11"><text:tab/>O(1) in average, but O(n) in worst-case (Handling of collisions)</text:p>
      <text:list xml:id="list160958020817396" text:continue-numbering="true" text:style-name="L1">
        <text:list-item>
          <text:p text:style-name="P8">the “contains” operation of a list? </text:p>
        </text:list-item>
      </text:list>
      <text:p text:style-name="P4"><text:span text:style-name="T3">O(n), must iterate through list<text:line-break/>(see </text:span><text:a xlink:type="simple" xlink:href="http://docs.oracle.com/javase/6/docs/api/java/util/ArrayList.html" text:style-name="Internet_20_link" text:visited-style-name="Visited_20_Internet_20_Link">http://docs.oracle.com/javase/6/docs/api/java/util/ArrayList.html</text:a><text:span text:style-name="T3">: </text:span><text:span text:style-name="T6">All of the other operations run in linear time</text:span><text:span text:style-name="T3">)</text:span></text:p>
      <text:list xml:id="list160956306857637" text:continue-numbering="true" text:style-name="L1">
        <text:list-item>
          <text:p text:style-name="P6">the “contains” operation of a hash table (hash set)?</text:p>
        </text:list-item>
      </text:list>
      <text:p text:style-name="P12"><text:tab/>O(1) in average, but O(n) in worst-case (Handling of collisions)</text:p>
      <text:p text:style-name="P3">Which data structure should we actually choose to implement a “closed list” as it is o<text:span text:style-name="T5">ft</text:span>en called in the literature?</text:p>
      <text:p text:style-name="P9">The closed list is used to insert visited nodes, and check if a node is already in the list (contains). <text:span text:style-name="T10">Hence the</text:span> <text:span text:style-name="Source_20_Text">insert</text:span> and <text:span text:style-name="Source_20_Text">contains</text:span> must be fast. The <text:span text:style-name="Source_20_Text">HashSet</text:span> offers a constant time complexity on both <text:span text:style-name="T10">of those </text:span>operations and <text:span text:style-name="T9">should</text:span> therefore <text:span text:style-name="T9">be chosen to implement a “closed list” (as it is often called in the literature)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3:23:38.391000000</meta:creation-date>
    <dc:date>2015-10-30T16:09:55.850000000</dc:date>
    <meta:editing-duration>PT2H1M16S</meta:editing-duration>
    <meta:editing-cycles>30</meta:editing-cycles>
    <meta:generator>LibreOffice/5.0.2.2$Windows_x86 LibreOffice_project/37b43f919e4de5eeaca9b9755ed688758a8251fe</meta:generator>
    <meta:document-statistic meta:table-count="0" meta:image-count="0" meta:object-count="0" meta:page-count="1" meta:paragraph-count="14" meta:word-count="217" meta:character-count="1333" meta:non-whitespace-character-count="1128"/>
  </office:meta>
</office:document-meta>
</file>